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12C000000E104F447AA1.png" manifest:media-type="image/png"/>
  <manifest:file-entry manifest:full-path="Pictures/10000001000012C000000E10D4E49C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23cm" svg:y="0.044cm" svg:width="17cm" svg:height="12.749cm" draw:z-index="0"><draw:image xlink:href="Pictures/10000001000012C000000E10D4E49C75.png" xlink:type="simple" xlink:show="embed" xlink:actuate="onLoad" draw:mime-type="image/png"/></draw:frame><draw:frame draw:style-name="fr1" draw:name="Image2" text:anchor-type="char" svg:x="-0.023cm" svg:y="9.26cm" svg:width="17cm" svg:height="12.749cm" draw:z-index="1"><draw:image xlink:href="Pictures/10000001000012C000000E104F447A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1:55:02.926875958</meta:creation-date>
    <dc:date>2025-02-11T11:55:56.693410329</dc:date>
    <meta:editing-duration>PT5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8.4.2$Linux_X86_64 LibreOffice_project/480$Build-2</meta:generator>
  </office:meta>
</office:document-meta>
</file>